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F0000025E4ED3E1627244E523.png" manifest:media-type="image/png"/>
  <manifest:file-entry manifest:full-path="Pictures/100000010000020D0000029AB39BD5EB24836A8C.png" manifest:media-type="image/png"/>
  <manifest:file-entry manifest:full-path="Pictures/1000000100000207000001F52DD466A4813038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1f6fd7" officeooo:paragraph-rsid="001f6fd7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1f6fd7" officeooo:paragraph-rsid="002077de"/>
    </style:style>
    <style:style style:name="P6" style:family="paragraph" style:parent-style-name="Standard">
      <style:paragraph-properties fo:text-align="center" style:justify-single-word="false"/>
      <style:text-properties officeooo:rsid="001f6fd7" officeooo:paragraph-rsid="002077de"/>
    </style:style>
    <style:style style:name="T1" style:family="text">
      <style:text-properties officeooo:rsid="002077de"/>
    </style:style>
    <style:style style:name="T2" style:family="text">
      <style:text-properties officeooo:rsid="0024ae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2">Q</text:span>"</text:p>
      <text:p text:style-name="Standard"/>
      <text:p text:style-name="P3"><text:soft-page-break/>EXHIBIT <text:span text:style-name="T2">Q</text:span>-PAGE 1 OF 3</text:p>
      <text:p text:style-name="P3"/>
      <text:p text:style-name="P3"><draw:frame draw:style-name="fr1" draw:name="Image1" text:anchor-type="char" svg:width="5.9583in" svg:height="7.5583in" draw:z-index="0"><draw:image xlink:href="Pictures/100000010000020D0000029AB39BD5EB24836A8C.png" xlink:type="simple" xlink:show="embed" xlink:actuate="onLoad" draw:mime-type="image/png"/></draw:frame></text:p>
      <text:p text:style-name="P4">EXHIBIT <text:span text:style-name="T2">Q</text:span>-PAGE 2 OF 3</text:p>
      <text:p text:style-name="P3"/>
      <text:p text:style-name="P3"><draw:frame draw:style-name="fr1" draw:name="Image2" text:anchor-type="char" svg:width="6.2819in" svg:height="6.0638in" draw:z-index="1"><draw:image xlink:href="Pictures/1000000100000207000001F52DD466A48130382C.png" xlink:type="simple" xlink:show="embed" xlink:actuate="onLoad" draw:mime-type="image/png"/></draw:frame></text:p>
      <text:p text:style-name="P5">EXHIBIT <text:span text:style-name="T2">Q</text:span>-PAGE <text:span text:style-name="T1">3</text:span> OF 3</text:p>
      <text:p text:style-name="P6"/>
      <text:p text:style-name="P6"><draw:frame draw:style-name="fr1" draw:name="Image3" text:anchor-type="char" svg:width="7.0272in" svg:height="7.4055in" draw:z-index="2"><draw:image xlink:href="Pictures/100000010000023F0000025E4ED3E1627244E5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5T10:15:19.603000000</meta:creation-date>
    <meta:generator>LibreOffice/7.4.3.2$Windows_X86_64 LibreOffice_project/1048a8393ae2eeec98dff31b5c133c5f1d08b890</meta:generator>
    <dc:date>2022-12-12T23:24:32.433000000</dc:date>
    <meta:editing-duration>PT17M36S</meta:editing-duration>
    <meta:editing-cycles>13</meta:editing-cycles>
    <meta:document-statistic meta:table-count="0" meta:image-count="3" meta:object-count="0" meta:page-count="4" meta:paragraph-count="4" meta:word-count="17" meta:character-count="74" meta:non-whitespace-character-count="61"/>
  </office:meta>
</office:document-meta>
</file>